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73371" officeooo:paragraph-rsid="00173371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73371" officeooo:paragraph-rsid="00173371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officeooo:rsid="00173371" officeooo:paragraph-rsid="0017337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804f6" officeooo:paragraph-rsid="001804f6" style:font-size-asian="10.5pt" style:font-size-complex="12pt"/>
    </style:style>
    <style:style style:name="T1" style:family="text">
      <style:text-properties officeooo:rsid="001804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nthèse de l’apprentissage</text:p>
      <text:p text:style-name="P2"/>
      <text:p text:style-name="P3">Ces 2 années passées sur le programme A350 ainsi que la connaissance professionnel dispensée par l’AFPI ont été enrichissantes pour moi.</text:p>
      <text:p text:style-name="P3"/>
      <text:p text:style-name="P3">Côtoyer chaque jour des adultes et des professionnels m’a permis de gagner en autonomie et en responsabilité, cela m’a également apporté de la confiance en soi, de la maturité</text:p>
      <text:p text:style-name="P3"/>
      <text:p text:style-name="P3">J’ai durement appris à m’adapter au changement</text:p>
      <text:p text:style-name="P3"/>
      <text:p text:style-name="P4">+ manuel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0:23:30.930333013</meta:creation-date>
    <dc:date>2017-10-17T20:32:21.183020942</dc:date>
    <meta:editing-duration>PT8M49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5" meta:word-count="62" meta:character-count="392" meta:non-whitespace-character-count="335"/>
  </office:meta>
</office:document-meta>
</file>